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DEPTH = 256; <text:s text:c="16"/>-- The size of memory in word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IDTH = 8; <text:s text:c="19"/>-- The size of data in bit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RESS_RADIX = DEC; <text:s text:c="9"/>-- The radix for address valu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ATA_RADIX = DEC; <text:s text:c="12"/>-- The radix for data valu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NTENT <text:s text:c="22"/>-- start of (address : data pairs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EG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:</text:p>
          </table:table-cell>
          <table:table-cell office:value-type="float" office:value="255" table:formula="of:=MAX(0;255-ROUNDDOWN(SQRT([.A7]*256);0))" table:style-name="ce2">
            <text:p>2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" table:formula="of:=[.A7]+1" table:style-name="ce2">
            <text:p>1</text:p>
          </table:table-cell>
          <table:table-cell office:value-type="string" table:style-name="ce2">
            <text:p>:</text:p>
          </table:table-cell>
          <table:table-cell office:value-type="float" office:value="239" table:formula="of:=MAX(0;255-ROUNDDOWN(SQRT([.A8]*256);0))" table:style-name="ce2">
            <text:p>2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" table:formula="of:=[.A8]+1" table:style-name="ce2">
            <text:p>2</text:p>
          </table:table-cell>
          <table:table-cell office:value-type="string" table:style-name="ce2">
            <text:p>:</text:p>
          </table:table-cell>
          <table:table-cell office:value-type="float" office:value="233" table:formula="of:=MAX(0;255-ROUNDDOWN(SQRT([.A9]*256);0))" table:style-name="ce2">
            <text:p>2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" table:formula="of:=[.A9]+1" table:style-name="ce2">
            <text:p>3</text:p>
          </table:table-cell>
          <table:table-cell office:value-type="string" table:style-name="ce2">
            <text:p>:</text:p>
          </table:table-cell>
          <table:table-cell office:value-type="float" office:value="228" table:formula="of:=MAX(0;255-ROUNDDOWN(SQRT([.A10]*256);0))" table:style-name="ce2">
            <text:p>2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" table:formula="of:=[.A10]+1" table:style-name="ce2">
            <text:p>4</text:p>
          </table:table-cell>
          <table:table-cell office:value-type="string" table:style-name="ce2">
            <text:p>:</text:p>
          </table:table-cell>
          <table:table-cell office:value-type="float" office:value="223" table:formula="of:=MAX(0;255-ROUNDDOWN(SQRT([.A11]*256);0))" table:style-name="ce2">
            <text:p>2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" table:formula="of:=[.A11]+1" table:style-name="ce2">
            <text:p>5</text:p>
          </table:table-cell>
          <table:table-cell office:value-type="string" table:style-name="ce2">
            <text:p>:</text:p>
          </table:table-cell>
          <table:table-cell office:value-type="float" office:value="220" table:formula="of:=MAX(0;255-ROUNDDOWN(SQRT([.A12]*256);0))" table:style-name="ce2">
            <text:p>2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" table:formula="of:=[.A12]+1" table:style-name="ce2">
            <text:p>6</text:p>
          </table:table-cell>
          <table:table-cell office:value-type="string" table:style-name="ce2">
            <text:p>:</text:p>
          </table:table-cell>
          <table:table-cell office:value-type="float" office:value="216" table:formula="of:=MAX(0;255-ROUNDDOWN(SQRT([.A13]*256);0))" table:style-name="ce2">
            <text:p>2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" table:formula="of:=[.A13]+1" table:style-name="ce2">
            <text:p>7</text:p>
          </table:table-cell>
          <table:table-cell office:value-type="string" table:style-name="ce2">
            <text:p>:</text:p>
          </table:table-cell>
          <table:table-cell office:value-type="float" office:value="213" table:formula="of:=MAX(0;255-ROUNDDOWN(SQRT([.A14]*256);0))" table:style-name="ce2">
            <text:p>2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" table:formula="of:=[.A14]+1" table:style-name="ce2">
            <text:p>8</text:p>
          </table:table-cell>
          <table:table-cell office:value-type="string" table:style-name="ce2">
            <text:p>:</text:p>
          </table:table-cell>
          <table:table-cell office:value-type="float" office:value="210" table:formula="of:=MAX(0;255-ROUNDDOWN(SQRT([.A15]*256);0))" table:style-name="ce2">
            <text:p>2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" table:formula="of:=[.A15]+1" table:style-name="ce2">
            <text:p>9</text:p>
          </table:table-cell>
          <table:table-cell office:value-type="string" table:style-name="ce2">
            <text:p>:</text:p>
          </table:table-cell>
          <table:table-cell office:value-type="float" office:value="207" table:formula="of:=MAX(0;255-ROUNDDOWN(SQRT([.A16]*256);0))" table:style-name="ce2">
            <text:p>2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" table:formula="of:=[.A16]+1" table:style-name="ce2">
            <text:p>10</text:p>
          </table:table-cell>
          <table:table-cell office:value-type="string" table:style-name="ce2">
            <text:p>:</text:p>
          </table:table-cell>
          <table:table-cell office:value-type="float" office:value="205" table:formula="of:=MAX(0;255-ROUNDDOWN(SQRT([.A17]*256);0))" table:style-name="ce2">
            <text:p>2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" table:formula="of:=[.A17]+1" table:style-name="ce2">
            <text:p>11</text:p>
          </table:table-cell>
          <table:table-cell office:value-type="string" table:style-name="ce2">
            <text:p>:</text:p>
          </table:table-cell>
          <table:table-cell office:value-type="float" office:value="202" table:formula="of:=MAX(0;255-ROUNDDOWN(SQRT([.A18]*256);0))" table:style-name="ce2">
            <text:p>2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" table:formula="of:=[.A18]+1" table:style-name="ce2">
            <text:p>12</text:p>
          </table:table-cell>
          <table:table-cell office:value-type="string" table:style-name="ce2">
            <text:p>:</text:p>
          </table:table-cell>
          <table:table-cell office:value-type="float" office:value="200" table:formula="of:=MAX(0;255-ROUNDDOWN(SQRT([.A19]*256);0))" table:style-name="ce2">
            <text:p>2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" table:formula="of:=[.A19]+1" table:style-name="ce2">
            <text:p>13</text:p>
          </table:table-cell>
          <table:table-cell office:value-type="string" table:style-name="ce2">
            <text:p>:</text:p>
          </table:table-cell>
          <table:table-cell office:value-type="float" office:value="198" table:formula="of:=MAX(0;255-ROUNDDOWN(SQRT([.A20]*256);0))" table:style-name="ce2">
            <text:p>1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" table:formula="of:=[.A20]+1" table:style-name="ce2">
            <text:p>14</text:p>
          </table:table-cell>
          <table:table-cell office:value-type="string" table:style-name="ce2">
            <text:p>:</text:p>
          </table:table-cell>
          <table:table-cell office:value-type="float" office:value="196" table:formula="of:=MAX(0;255-ROUNDDOWN(SQRT([.A21]*256);0))" table:style-name="ce2">
            <text:p>1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" table:formula="of:=[.A21]+1" table:style-name="ce2">
            <text:p>15</text:p>
          </table:table-cell>
          <table:table-cell office:value-type="string" table:style-name="ce2">
            <text:p>:</text:p>
          </table:table-cell>
          <table:table-cell office:value-type="float" office:value="194" table:formula="of:=MAX(0;255-ROUNDDOWN(SQRT([.A22]*256);0))" table:style-name="ce2">
            <text:p>1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" table:formula="of:=[.A22]+1" table:style-name="ce2">
            <text:p>16</text:p>
          </table:table-cell>
          <table:table-cell office:value-type="string" table:style-name="ce2">
            <text:p>:</text:p>
          </table:table-cell>
          <table:table-cell office:value-type="float" office:value="191" table:formula="of:=MAX(0;255-ROUNDDOWN(SQRT([.A23]*256);0))" table:style-name="ce2">
            <text:p>1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" table:formula="of:=[.A23]+1" table:style-name="ce2">
            <text:p>17</text:p>
          </table:table-cell>
          <table:table-cell office:value-type="string" table:style-name="ce2">
            <text:p>:</text:p>
          </table:table-cell>
          <table:table-cell office:value-type="float" office:value="190" table:formula="of:=MAX(0;255-ROUNDDOWN(SQRT([.A24]*256);0))" table:style-name="ce2">
            <text:p>1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" table:formula="of:=[.A24]+1" table:style-name="ce2">
            <text:p>18</text:p>
          </table:table-cell>
          <table:table-cell office:value-type="string" table:style-name="ce2">
            <text:p>:</text:p>
          </table:table-cell>
          <table:table-cell office:value-type="float" office:value="188" table:formula="of:=MAX(0;255-ROUNDDOWN(SQRT([.A25]*256);0))" table:style-name="ce2">
            <text:p>1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" table:formula="of:=[.A25]+1" table:style-name="ce2">
            <text:p>19</text:p>
          </table:table-cell>
          <table:table-cell office:value-type="string" table:style-name="ce2">
            <text:p>:</text:p>
          </table:table-cell>
          <table:table-cell office:value-type="float" office:value="186" table:formula="of:=MAX(0;255-ROUNDDOWN(SQRT([.A26]*256);0))" table:style-name="ce2">
            <text:p>1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" table:formula="of:=[.A26]+1" table:style-name="ce2">
            <text:p>20</text:p>
          </table:table-cell>
          <table:table-cell office:value-type="string" table:style-name="ce2">
            <text:p>:</text:p>
          </table:table-cell>
          <table:table-cell office:value-type="float" office:value="184" table:formula="of:=MAX(0;255-ROUNDDOWN(SQRT([.A27]*256);0))" table:style-name="ce2">
            <text:p>1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" table:formula="of:=[.A27]+1" table:style-name="ce2">
            <text:p>21</text:p>
          </table:table-cell>
          <table:table-cell office:value-type="string" table:style-name="ce2">
            <text:p>:</text:p>
          </table:table-cell>
          <table:table-cell office:value-type="float" office:value="182" table:formula="of:=MAX(0;255-ROUNDDOWN(SQRT([.A28]*256);0))" table:style-name="ce2">
            <text:p>1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" table:formula="of:=[.A28]+1" table:style-name="ce2">
            <text:p>22</text:p>
          </table:table-cell>
          <table:table-cell office:value-type="string" table:style-name="ce2">
            <text:p>:</text:p>
          </table:table-cell>
          <table:table-cell office:value-type="float" office:value="180" table:formula="of:=MAX(0;255-ROUNDDOWN(SQRT([.A29]*256);0))" table:style-name="ce2">
            <text:p>1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" table:formula="of:=[.A29]+1" table:style-name="ce2">
            <text:p>23</text:p>
          </table:table-cell>
          <table:table-cell office:value-type="string" table:style-name="ce2">
            <text:p>:</text:p>
          </table:table-cell>
          <table:table-cell office:value-type="float" office:value="179" table:formula="of:=MAX(0;255-ROUNDDOWN(SQRT([.A30]*256);0))" table:style-name="ce2">
            <text:p>1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" table:formula="of:=[.A30]+1" table:style-name="ce2">
            <text:p>24</text:p>
          </table:table-cell>
          <table:table-cell office:value-type="string" table:style-name="ce2">
            <text:p>:</text:p>
          </table:table-cell>
          <table:table-cell office:value-type="float" office:value="177" table:formula="of:=MAX(0;255-ROUNDDOWN(SQRT([.A31]*256);0))" table:style-name="ce2">
            <text:p>1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" table:formula="of:=[.A31]+1" table:style-name="ce2">
            <text:p>25</text:p>
          </table:table-cell>
          <table:table-cell office:value-type="string" table:style-name="ce2">
            <text:p>:</text:p>
          </table:table-cell>
          <table:table-cell office:value-type="float" office:value="175" table:formula="of:=MAX(0;255-ROUNDDOWN(SQRT([.A32]*256);0))" table:style-name="ce2">
            <text:p>1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" table:formula="of:=[.A32]+1" table:style-name="ce2">
            <text:p>26</text:p>
          </table:table-cell>
          <table:table-cell office:value-type="string" table:style-name="ce2">
            <text:p>:</text:p>
          </table:table-cell>
          <table:table-cell office:value-type="float" office:value="174" table:formula="of:=MAX(0;255-ROUNDDOWN(SQRT([.A33]*256);0))" table:style-name="ce2">
            <text:p>1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" table:formula="of:=[.A33]+1" table:style-name="ce2">
            <text:p>27</text:p>
          </table:table-cell>
          <table:table-cell office:value-type="string" table:style-name="ce2">
            <text:p>:</text:p>
          </table:table-cell>
          <table:table-cell office:value-type="float" office:value="172" table:formula="of:=MAX(0;255-ROUNDDOWN(SQRT([.A34]*256);0))" table:style-name="ce2">
            <text:p>1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" table:formula="of:=[.A34]+1" table:style-name="ce2">
            <text:p>28</text:p>
          </table:table-cell>
          <table:table-cell office:value-type="string" table:style-name="ce2">
            <text:p>:</text:p>
          </table:table-cell>
          <table:table-cell office:value-type="float" office:value="171" table:formula="of:=MAX(0;255-ROUNDDOWN(SQRT([.A35]*256);0))" table:style-name="ce2">
            <text:p>1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" table:formula="of:=[.A35]+1" table:style-name="ce2">
            <text:p>29</text:p>
          </table:table-cell>
          <table:table-cell office:value-type="string" table:style-name="ce2">
            <text:p>:</text:p>
          </table:table-cell>
          <table:table-cell office:value-type="float" office:value="169" table:formula="of:=MAX(0;255-ROUNDDOWN(SQRT([.A36]*256);0))" table:style-name="ce2">
            <text:p>1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" table:formula="of:=[.A36]+1" table:style-name="ce2">
            <text:p>30</text:p>
          </table:table-cell>
          <table:table-cell office:value-type="string" table:style-name="ce2">
            <text:p>:</text:p>
          </table:table-cell>
          <table:table-cell office:value-type="float" office:value="168" table:formula="of:=MAX(0;255-ROUNDDOWN(SQRT([.A37]*256);0))" table:style-name="ce2">
            <text:p>1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" table:formula="of:=[.A37]+1" table:style-name="ce2">
            <text:p>31</text:p>
          </table:table-cell>
          <table:table-cell office:value-type="string" table:style-name="ce2">
            <text:p>:</text:p>
          </table:table-cell>
          <table:table-cell office:value-type="float" office:value="166" table:formula="of:=MAX(0;255-ROUNDDOWN(SQRT([.A38]*256);0))" table:style-name="ce2">
            <text:p>1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" table:formula="of:=[.A38]+1" table:style-name="ce2">
            <text:p>32</text:p>
          </table:table-cell>
          <table:table-cell office:value-type="string" table:style-name="ce2">
            <text:p>:</text:p>
          </table:table-cell>
          <table:table-cell office:value-type="float" office:value="165" table:formula="of:=MAX(0;255-ROUNDDOWN(SQRT([.A39]*256);0))" table:style-name="ce2">
            <text:p>1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" table:formula="of:=[.A39]+1" table:style-name="ce2">
            <text:p>33</text:p>
          </table:table-cell>
          <table:table-cell office:value-type="string" table:style-name="ce2">
            <text:p>:</text:p>
          </table:table-cell>
          <table:table-cell office:value-type="float" office:value="164" table:formula="of:=MAX(0;255-ROUNDDOWN(SQRT([.A40]*256);0))" table:style-name="ce2">
            <text:p>1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" table:formula="of:=[.A40]+1" table:style-name="ce2">
            <text:p>34</text:p>
          </table:table-cell>
          <table:table-cell office:value-type="string" table:style-name="ce2">
            <text:p>:</text:p>
          </table:table-cell>
          <table:table-cell office:value-type="float" office:value="162" table:formula="of:=MAX(0;255-ROUNDDOWN(SQRT([.A41]*256);0))" table:style-name="ce2">
            <text:p>1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" table:formula="of:=[.A41]+1" table:style-name="ce2">
            <text:p>35</text:p>
          </table:table-cell>
          <table:table-cell office:value-type="string" table:style-name="ce2">
            <text:p>:</text:p>
          </table:table-cell>
          <table:table-cell office:value-type="float" office:value="161" table:formula="of:=MAX(0;255-ROUNDDOWN(SQRT([.A42]*256);0))" table:style-name="ce2">
            <text:p>1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" table:formula="of:=[.A42]+1" table:style-name="ce2">
            <text:p>36</text:p>
          </table:table-cell>
          <table:table-cell office:value-type="string" table:style-name="ce2">
            <text:p>:</text:p>
          </table:table-cell>
          <table:table-cell office:value-type="float" office:value="159" table:formula="of:=MAX(0;255-ROUNDDOWN(SQRT([.A43]*256);0))" table:style-name="ce2">
            <text:p>1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" table:formula="of:=[.A43]+1" table:style-name="ce2">
            <text:p>37</text:p>
          </table:table-cell>
          <table:table-cell office:value-type="string" table:style-name="ce2">
            <text:p>:</text:p>
          </table:table-cell>
          <table:table-cell office:value-type="float" office:value="158" table:formula="of:=MAX(0;255-ROUNDDOWN(SQRT([.A44]*256);0))" table:style-name="ce2">
            <text:p>1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" table:formula="of:=[.A44]+1" table:style-name="ce2">
            <text:p>38</text:p>
          </table:table-cell>
          <table:table-cell office:value-type="string" table:style-name="ce2">
            <text:p>:</text:p>
          </table:table-cell>
          <table:table-cell office:value-type="float" office:value="157" table:formula="of:=MAX(0;255-ROUNDDOWN(SQRT([.A45]*256);0))" table:style-name="ce2">
            <text:p>1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" table:formula="of:=[.A45]+1" table:style-name="ce2">
            <text:p>39</text:p>
          </table:table-cell>
          <table:table-cell office:value-type="string" table:style-name="ce2">
            <text:p>:</text:p>
          </table:table-cell>
          <table:table-cell office:value-type="float" office:value="156" table:formula="of:=MAX(0;255-ROUNDDOWN(SQRT([.A46]*256);0))" table:style-name="ce2">
            <text:p>1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" table:formula="of:=[.A46]+1" table:style-name="ce2">
            <text:p>40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47]*256)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" table:formula="of:=[.A47]+1" table:style-name="ce2">
            <text:p>41</text:p>
          </table:table-cell>
          <table:table-cell office:value-type="string" table:style-name="ce2">
            <text:p>:</text:p>
          </table:table-cell>
          <table:table-cell office:value-type="float" office:value="153" table:formula="of:=MAX(0;255-ROUNDDOWN(SQRT([.A48]*256);0))" table:style-name="ce2">
            <text:p>1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" table:formula="of:=[.A48]+1" table:style-name="ce2">
            <text:p>42</text:p>
          </table:table-cell>
          <table:table-cell office:value-type="string" table:style-name="ce2">
            <text:p>:</text:p>
          </table:table-cell>
          <table:table-cell office:value-type="float" office:value="152" table:formula="of:=MAX(0;255-ROUNDDOWN(SQRT([.A49]*256);0))" table:style-name="ce2">
            <text:p>1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" table:formula="of:=[.A49]+1" table:style-name="ce2">
            <text:p>43</text:p>
          </table:table-cell>
          <table:table-cell office:value-type="string" table:style-name="ce2">
            <text:p>:</text:p>
          </table:table-cell>
          <table:table-cell office:value-type="float" office:value="151" table:formula="of:=MAX(0;255-ROUNDDOWN(SQRT([.A50]*256);0))" table:style-name="ce2">
            <text:p>1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" table:formula="of:=[.A50]+1" table:style-name="ce2">
            <text:p>44</text:p>
          </table:table-cell>
          <table:table-cell office:value-type="string" table:style-name="ce2">
            <text:p>:</text:p>
          </table:table-cell>
          <table:table-cell office:value-type="float" office:value="149" table:formula="of:=MAX(0;255-ROUNDDOWN(SQRT([.A51]*256);0))" table:style-name="ce2">
            <text:p>1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" table:formula="of:=[.A51]+1" table:style-name="ce2">
            <text:p>45</text:p>
          </table:table-cell>
          <table:table-cell office:value-type="string" table:style-name="ce2">
            <text:p>:</text:p>
          </table:table-cell>
          <table:table-cell office:value-type="float" office:value="148" table:formula="of:=MAX(0;255-ROUNDDOWN(SQRT([.A52]*256);0))" table:style-name="ce2">
            <text:p>1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" table:formula="of:=[.A52]+1" table:style-name="ce2">
            <text:p>46</text:p>
          </table:table-cell>
          <table:table-cell office:value-type="string" table:style-name="ce2">
            <text:p>:</text:p>
          </table:table-cell>
          <table:table-cell office:value-type="float" office:value="147" table:formula="of:=MAX(0;255-ROUNDDOWN(SQRT([.A53]*256);0))" table:style-name="ce2">
            <text:p>1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" table:formula="of:=[.A53]+1" table:style-name="ce2">
            <text:p>47</text:p>
          </table:table-cell>
          <table:table-cell office:value-type="string" table:style-name="ce2">
            <text:p>:</text:p>
          </table:table-cell>
          <table:table-cell office:value-type="float" office:value="146" table:formula="of:=MAX(0;255-ROUNDDOWN(SQRT([.A54]*256);0))" table:style-name="ce2">
            <text:p>1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" table:formula="of:=[.A54]+1" table:style-name="ce2">
            <text:p>48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55]*256)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" table:formula="of:=[.A55]+1" table:style-name="ce2">
            <text:p>49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56]*256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" table:formula="of:=[.A56]+1" table:style-name="ce2">
            <text:p>50</text:p>
          </table:table-cell>
          <table:table-cell office:value-type="string" table:style-name="ce2">
            <text:p>:</text:p>
          </table:table-cell>
          <table:table-cell office:value-type="float" office:value="142" table:formula="of:=MAX(0;255-ROUNDDOWN(SQRT([.A57]*256);0))" table:style-name="ce2">
            <text:p>1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" table:formula="of:=[.A57]+1" table:style-name="ce2">
            <text:p>51</text:p>
          </table:table-cell>
          <table:table-cell office:value-type="string" table:style-name="ce2">
            <text:p>:</text:p>
          </table:table-cell>
          <table:table-cell office:value-type="float" office:value="141" table:formula="of:=MAX(0;255-ROUNDDOWN(SQRT([.A58]*256);0))" table:style-name="ce2">
            <text:p>1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" table:formula="of:=[.A58]+1" table:style-name="ce2">
            <text:p>52</text:p>
          </table:table-cell>
          <table:table-cell office:value-type="string" table:style-name="ce2">
            <text:p>:</text:p>
          </table:table-cell>
          <table:table-cell office:value-type="float" office:value="140" table:formula="of:=MAX(0;255-ROUNDDOWN(SQRT([.A59]*256);0))" table:style-name="ce2">
            <text:p>1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" table:formula="of:=[.A59]+1" table:style-name="ce2">
            <text:p>53</text:p>
          </table:table-cell>
          <table:table-cell office:value-type="string" table:style-name="ce2">
            <text:p>:</text:p>
          </table:table-cell>
          <table:table-cell office:value-type="float" office:value="139" table:formula="of:=MAX(0;255-ROUNDDOWN(SQRT([.A60]*256);0))" table:style-name="ce2">
            <text:p>1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" table:formula="of:=[.A60]+1" table:style-name="ce2">
            <text:p>54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61]*256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" table:formula="of:=[.A61]+1" table:style-name="ce2">
            <text:p>55</text:p>
          </table:table-cell>
          <table:table-cell office:value-type="string" table:style-name="ce2">
            <text:p>:</text:p>
          </table:table-cell>
          <table:table-cell office:value-type="float" office:value="137" table:formula="of:=MAX(0;255-ROUNDDOWN(SQRT([.A62]*256);0))" table:style-name="ce2">
            <text:p>1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" table:formula="of:=[.A62]+1" table:style-name="ce2">
            <text:p>56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63]*256)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" table:formula="of:=[.A63]+1" table:style-name="ce2">
            <text:p>57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64]*256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" table:formula="of:=[.A64]+1" table:style-name="ce2">
            <text:p>58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65]*256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" table:formula="of:=[.A65]+1" table:style-name="ce2">
            <text:p>59</text:p>
          </table:table-cell>
          <table:table-cell office:value-type="string" table:style-name="ce2">
            <text:p>:</text:p>
          </table:table-cell>
          <table:table-cell office:value-type="float" office:value="133" table:formula="of:=MAX(0;255-ROUNDDOWN(SQRT([.A66]*256);0))" table:style-name="ce2">
            <text:p>1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" table:formula="of:=[.A66]+1" table:style-name="ce2">
            <text:p>60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67]*256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" table:formula="of:=[.A67]+1" table:style-name="ce2">
            <text:p>61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68]*256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" table:formula="of:=[.A68]+1" table:style-name="ce2">
            <text:p>62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69]*256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" table:formula="of:=[.A69]+1" table:style-name="ce2">
            <text:p>63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70]*256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" table:formula="of:=[.A70]+1" table:style-name="ce2">
            <text:p>64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71]*256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" table:formula="of:=[.A71]+1" table:style-name="ce2">
            <text:p>65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72]*256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" table:formula="of:=[.A72]+1" table:style-name="ce2">
            <text:p>66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73]*256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" table:formula="of:=[.A73]+1" table:style-name="ce2">
            <text:p>67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74]*256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" table:formula="of:=[.A74]+1" table:style-name="ce2">
            <text:p>68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75]*256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" table:formula="of:=[.A75]+1" table:style-name="ce2">
            <text:p>69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76]*256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" table:formula="of:=[.A76]+1" table:style-name="ce2">
            <text:p>70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77]*256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" table:formula="of:=[.A77]+1" table:style-name="ce2">
            <text:p>71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78]*256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" table:formula="of:=[.A78]+1" table:style-name="ce2">
            <text:p>72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79]*256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" table:formula="of:=[.A79]+1" table:style-name="ce2">
            <text:p>73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80]*256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" table:formula="of:=[.A80]+1" table:style-name="ce2">
            <text:p>74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81]*256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" table:formula="of:=[.A81]+1" table:style-name="ce2">
            <text:p>75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82]*256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" table:formula="of:=[.A82]+1" table:style-name="ce2">
            <text:p>76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83]*256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" table:formula="of:=[.A83]+1" table:style-name="ce2">
            <text:p>77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84]*256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" table:formula="of:=[.A84]+1" table:style-name="ce2">
            <text:p>78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85]*256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" table:formula="of:=[.A85]+1" table:style-name="ce2">
            <text:p>79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86]*256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" table:formula="of:=[.A86]+1" table:style-name="ce2">
            <text:p>80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87]*256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" table:formula="of:=[.A87]+1" table:style-name="ce2">
            <text:p>81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88]*256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" table:formula="of:=[.A88]+1" table:style-name="ce2">
            <text:p>82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89]*256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" table:formula="of:=[.A89]+1" table:style-name="ce2">
            <text:p>83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90]*256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" table:formula="of:=[.A90]+1" table:style-name="ce2">
            <text:p>84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91]*256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" table:formula="of:=[.A91]+1" table:style-name="ce2">
            <text:p>85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92]*256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" table:formula="of:=[.A92]+1" table:style-name="ce2">
            <text:p>86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93]*256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" table:formula="of:=[.A93]+1" table:style-name="ce2">
            <text:p>87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94]*256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" table:formula="of:=[.A94]+1" table:style-name="ce2">
            <text:p>88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95]*256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" table:formula="of:=[.A95]+1" table:style-name="ce2">
            <text:p>89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96]*256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" table:formula="of:=[.A96]+1" table:style-name="ce2">
            <text:p>90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97]*256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" table:formula="of:=[.A97]+1" table:style-name="ce2">
            <text:p>91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98]*256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" table:formula="of:=[.A98]+1" table:style-name="ce2">
            <text:p>92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99]*256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" table:formula="of:=[.A99]+1" table:style-name="ce2">
            <text:p>93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100]*256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" table:formula="of:=[.A100]+1" table:style-name="ce2">
            <text:p>94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101]*256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" table:formula="of:=[.A101]+1" table:style-name="ce2">
            <text:p>95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102]*256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" table:formula="of:=[.A102]+1" table:style-name="ce2">
            <text:p>96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103]*256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" table:formula="of:=[.A103]+1" table:style-name="ce2">
            <text:p>97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104]*256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" table:formula="of:=[.A104]+1" table:style-name="ce2">
            <text:p>98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105]*256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" table:formula="of:=[.A105]+1" table:style-name="ce2">
            <text:p>99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106]*256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" table:formula="of:=[.A106]+1" table:style-name="ce2">
            <text:p>100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107]*256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" table:formula="of:=[.A107]+1" table:style-name="ce2">
            <text:p>101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108]*256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" table:formula="of:=[.A108]+1" table:style-name="ce2">
            <text:p>102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109]*256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" table:formula="of:=[.A109]+1" table:style-name="ce2">
            <text:p>103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110]*256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" table:formula="of:=[.A110]+1" table:style-name="ce2">
            <text:p>104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111]*256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" table:formula="of:=[.A111]+1" table:style-name="ce2">
            <text:p>105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112]*256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" table:formula="of:=[.A112]+1" table:style-name="ce2">
            <text:p>106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113]*256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" table:formula="of:=[.A113]+1" table:style-name="ce2">
            <text:p>107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114]*256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" table:formula="of:=[.A114]+1" table:style-name="ce2">
            <text:p>108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115]*256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" table:formula="of:=[.A115]+1" table:style-name="ce2">
            <text:p>109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116]*256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" table:formula="of:=[.A116]+1" table:style-name="ce2">
            <text:p>110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117]*256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" table:formula="of:=[.A117]+1" table:style-name="ce2">
            <text:p>111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118]*256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" table:formula="of:=[.A118]+1" table:style-name="ce2">
            <text:p>112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119]*256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" table:formula="of:=[.A119]+1" table:style-name="ce2">
            <text:p>113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120]*256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" table:formula="of:=[.A120]+1" table:style-name="ce2">
            <text:p>114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121]*256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" table:formula="of:=[.A121]+1" table:style-name="ce2">
            <text:p>115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122]*256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" table:formula="of:=[.A122]+1" table:style-name="ce2">
            <text:p>116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123]*256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" table:formula="of:=[.A123]+1" table:style-name="ce2">
            <text:p>117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124]*256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" table:formula="of:=[.A124]+1" table:style-name="ce2">
            <text:p>118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125]*256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" table:formula="of:=[.A125]+1" table:style-name="ce2">
            <text:p>119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126]*256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" table:formula="of:=[.A126]+1" table:style-name="ce2">
            <text:p>120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127]*256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" table:formula="of:=[.A127]+1" table:style-name="ce2">
            <text:p>121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128]*256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" table:formula="of:=[.A128]+1" table:style-name="ce2">
            <text:p>122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129]*256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" table:formula="of:=[.A129]+1" table:style-name="ce2">
            <text:p>123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130]*256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" table:formula="of:=[.A130]+1" table:style-name="ce2">
            <text:p>124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31]*256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" table:formula="of:=[.A131]+1" table:style-name="ce2">
            <text:p>125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32]*256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" table:formula="of:=[.A132]+1" table:style-name="ce2">
            <text:p>126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33]*256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" table:formula="of:=[.A133]+1" table:style-name="ce2">
            <text:p>127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34]*256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" table:formula="of:=[.A134]+1" table:style-name="ce2">
            <text:p>128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35]*256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" table:formula="of:=[.A135]+1" table:style-name="ce2">
            <text:p>129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36]*256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" table:formula="of:=[.A136]+1" table:style-name="ce2">
            <text:p>130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37]*256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" table:formula="of:=[.A137]+1" table:style-name="ce2">
            <text:p>131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38]*256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" table:formula="of:=[.A138]+1" table:style-name="ce2">
            <text:p>132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39]*256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" table:formula="of:=[.A139]+1" table:style-name="ce2">
            <text:p>133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40]*256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" table:formula="of:=[.A140]+1" table:style-name="ce2">
            <text:p>134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41]*256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" table:formula="of:=[.A141]+1" table:style-name="ce2">
            <text:p>135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42]*256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" table:formula="of:=[.A142]+1" table:style-name="ce2">
            <text:p>136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43]*256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" table:formula="of:=[.A143]+1" table:style-name="ce2">
            <text:p>137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44]*256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" table:formula="of:=[.A144]+1" table:style-name="ce2">
            <text:p>138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45]*256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" table:formula="of:=[.A145]+1" table:style-name="ce2">
            <text:p>139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46]*256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" table:formula="of:=[.A146]+1" table:style-name="ce2">
            <text:p>140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47]*256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" table:formula="of:=[.A147]+1" table:style-name="ce2">
            <text:p>141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48]*256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" table:formula="of:=[.A148]+1" table:style-name="ce2">
            <text:p>142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49]*256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" table:formula="of:=[.A149]+1" table:style-name="ce2">
            <text:p>143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50]*256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" table:formula="of:=[.A150]+1" table:style-name="ce2">
            <text:p>144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51]*256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" table:formula="of:=[.A151]+1" table:style-name="ce2">
            <text:p>145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52]*256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" table:formula="of:=[.A152]+1" table:style-name="ce2">
            <text:p>146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53]*256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" table:formula="of:=[.A153]+1" table:style-name="ce2">
            <text:p>147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54]*256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" table:formula="of:=[.A154]+1" table:style-name="ce2">
            <text:p>148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55]*256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" table:formula="of:=[.A155]+1" table:style-name="ce2">
            <text:p>149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56]*256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" table:formula="of:=[.A156]+1" table:style-name="ce2">
            <text:p>150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57]*256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" table:formula="of:=[.A157]+1" table:style-name="ce2">
            <text:p>151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58]*256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" table:formula="of:=[.A158]+1" table:style-name="ce2">
            <text:p>152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59]*256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" table:formula="of:=[.A159]+1" table:style-name="ce2">
            <text:p>153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60]*256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" table:formula="of:=[.A160]+1" table:style-name="ce2">
            <text:p>154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61]*256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" table:formula="of:=[.A161]+1" table:style-name="ce2">
            <text:p>155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62]*256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" table:formula="of:=[.A162]+1" table:style-name="ce2">
            <text:p>156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63]*256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" table:formula="of:=[.A163]+1" table:style-name="ce2">
            <text:p>157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64]*256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" table:formula="of:=[.A164]+1" table:style-name="ce2">
            <text:p>158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65]*256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" table:formula="of:=[.A165]+1" table:style-name="ce2">
            <text:p>159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66]*256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" table:formula="of:=[.A166]+1" table:style-name="ce2">
            <text:p>160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67]*256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" table:formula="of:=[.A167]+1" table:style-name="ce2">
            <text:p>161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68]*256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" table:formula="of:=[.A168]+1" table:style-name="ce2">
            <text:p>162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69]*256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" table:formula="of:=[.A169]+1" table:style-name="ce2">
            <text:p>163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70]*256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" table:formula="of:=[.A170]+1" table:style-name="ce2">
            <text:p>164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71]*256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" table:formula="of:=[.A171]+1" table:style-name="ce2">
            <text:p>165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72]*256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" table:formula="of:=[.A172]+1" table:style-name="ce2">
            <text:p>166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73]*256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" table:formula="of:=[.A173]+1" table:style-name="ce2">
            <text:p>167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74]*256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" table:formula="of:=[.A174]+1" table:style-name="ce2">
            <text:p>168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75]*256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" table:formula="of:=[.A175]+1" table:style-name="ce2">
            <text:p>169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76]*256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" table:formula="of:=[.A176]+1" table:style-name="ce2">
            <text:p>170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77]*256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" table:formula="of:=[.A177]+1" table:style-name="ce2">
            <text:p>171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78]*256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" table:formula="of:=[.A178]+1" table:style-name="ce2">
            <text:p>172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79]*256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" table:formula="of:=[.A179]+1" table:style-name="ce2">
            <text:p>173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80]*256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" table:formula="of:=[.A180]+1" table:style-name="ce2">
            <text:p>174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81]*256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" table:formula="of:=[.A181]+1" table:style-name="ce2">
            <text:p>175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82]*256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" table:formula="of:=[.A182]+1" table:style-name="ce2">
            <text:p>176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83]*256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" table:formula="of:=[.A183]+1" table:style-name="ce2">
            <text:p>177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84]*256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" table:formula="of:=[.A184]+1" table:style-name="ce2">
            <text:p>178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85]*256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" table:formula="of:=[.A185]+1" table:style-name="ce2">
            <text:p>179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86]*256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" table:formula="of:=[.A186]+1" table:style-name="ce2">
            <text:p>180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87]*256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" table:formula="of:=[.A187]+1" table:style-name="ce2">
            <text:p>181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88]*256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" table:formula="of:=[.A188]+1" table:style-name="ce2">
            <text:p>182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89]*256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" table:formula="of:=[.A189]+1" table:style-name="ce2">
            <text:p>183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90]*256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" table:formula="of:=[.A190]+1" table:style-name="ce2">
            <text:p>184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91]*256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" table:formula="of:=[.A191]+1" table:style-name="ce2">
            <text:p>185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92]*256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" table:formula="of:=[.A192]+1" table:style-name="ce2">
            <text:p>186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93]*256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" table:formula="of:=[.A193]+1" table:style-name="ce2">
            <text:p>187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94]*256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" table:formula="of:=[.A194]+1" table:style-name="ce2">
            <text:p>188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95]*256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" table:formula="of:=[.A195]+1" table:style-name="ce2">
            <text:p>189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96]*256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" table:formula="of:=[.A196]+1" table:style-name="ce2">
            <text:p>190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97]*256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" table:formula="of:=[.A197]+1" table:style-name="ce2">
            <text:p>191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98]*256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" table:formula="of:=[.A198]+1" table:style-name="ce2">
            <text:p>192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99]*256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" table:formula="of:=[.A199]+1" table:style-name="ce2">
            <text:p>193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200]*256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" table:formula="of:=[.A200]+1" table:style-name="ce2">
            <text:p>194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201]*256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" table:formula="of:=[.A201]+1" table:style-name="ce2">
            <text:p>195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202]*256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" table:formula="of:=[.A202]+1" table:style-name="ce2">
            <text:p>196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203]*256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" table:formula="of:=[.A203]+1" table:style-name="ce2">
            <text:p>197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204]*256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" table:formula="of:=[.A204]+1" table:style-name="ce2">
            <text:p>198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205]*256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" table:formula="of:=[.A205]+1" table:style-name="ce2">
            <text:p>199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206]*256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" table:formula="of:=[.A206]+1" table:style-name="ce2">
            <text:p>200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207]*256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" table:formula="of:=[.A207]+1" table:style-name="ce2">
            <text:p>201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208]*256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" table:formula="of:=[.A208]+1" table:style-name="ce2">
            <text:p>202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209]*256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" table:formula="of:=[.A209]+1" table:style-name="ce2">
            <text:p>203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210]*256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" table:formula="of:=[.A210]+1" table:style-name="ce2">
            <text:p>204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211]*256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" table:formula="of:=[.A211]+1" table:style-name="ce2">
            <text:p>205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212]*256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" table:formula="of:=[.A212]+1" table:style-name="ce2">
            <text:p>206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213]*256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" table:formula="of:=[.A213]+1" table:style-name="ce2">
            <text:p>207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214]*256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" table:formula="of:=[.A214]+1" table:style-name="ce2">
            <text:p>208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215]*256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" table:formula="of:=[.A215]+1" table:style-name="ce2">
            <text:p>209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216]*256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" table:formula="of:=[.A216]+1" table:style-name="ce2">
            <text:p>210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217]*256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" table:formula="of:=[.A217]+1" table:style-name="ce2">
            <text:p>211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218]*256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" table:formula="of:=[.A218]+1" table:style-name="ce2">
            <text:p>212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219]*256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" table:formula="of:=[.A219]+1" table:style-name="ce2">
            <text:p>213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220]*256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" table:formula="of:=[.A220]+1" table:style-name="ce2">
            <text:p>214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221]*256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" table:formula="of:=[.A221]+1" table:style-name="ce2">
            <text:p>215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222]*256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" table:formula="of:=[.A222]+1" table:style-name="ce2">
            <text:p>216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223]*256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" table:formula="of:=[.A223]+1" table:style-name="ce2">
            <text:p>217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224]*256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" table:formula="of:=[.A224]+1" table:style-name="ce2">
            <text:p>218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225]*256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" table:formula="of:=[.A225]+1" table:style-name="ce2">
            <text:p>219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226]*256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" table:formula="of:=[.A226]+1" table:style-name="ce2">
            <text:p>220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227]*256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" table:formula="of:=[.A227]+1" table:style-name="ce2">
            <text:p>221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228]*256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" table:formula="of:=[.A228]+1" table:style-name="ce2">
            <text:p>222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229]*256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" table:formula="of:=[.A229]+1" table:style-name="ce2">
            <text:p>223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230]*256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" table:formula="of:=[.A230]+1" table:style-name="ce2">
            <text:p>224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231]*256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" table:formula="of:=[.A231]+1" table:style-name="ce2">
            <text:p>225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232]*256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" table:formula="of:=[.A232]+1" table:style-name="ce2">
            <text:p>226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233]*256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" table:formula="of:=[.A233]+1" table:style-name="ce2">
            <text:p>227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234]*256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" table:formula="of:=[.A234]+1" table:style-name="ce2">
            <text:p>228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235]*256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" table:formula="of:=[.A235]+1" table:style-name="ce2">
            <text:p>229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236]*256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" table:formula="of:=[.A236]+1" table:style-name="ce2">
            <text:p>230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237]*256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" table:formula="of:=[.A237]+1" table:style-name="ce2">
            <text:p>231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238]*256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" table:formula="of:=[.A238]+1" table:style-name="ce2">
            <text:p>232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239]*256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" table:formula="of:=[.A239]+1" table:style-name="ce2">
            <text:p>233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240]*256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" table:formula="of:=[.A240]+1" table:style-name="ce2">
            <text:p>234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241]*256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" table:formula="of:=[.A241]+1" table:style-name="ce2">
            <text:p>235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242]*256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" table:formula="of:=[.A242]+1" table:style-name="ce2">
            <text:p>236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243]*256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" table:formula="of:=[.A243]+1" table:style-name="ce2">
            <text:p>237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244]*256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" table:formula="of:=[.A244]+1" table:style-name="ce2">
            <text:p>238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245]*256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" table:formula="of:=[.A245]+1" table:style-name="ce2">
            <text:p>239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246]*256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" table:formula="of:=[.A246]+1" table:style-name="ce2">
            <text:p>240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247]*256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" table:formula="of:=[.A247]+1" table:style-name="ce2">
            <text:p>241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248]*256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" table:formula="of:=[.A248]+1" table:style-name="ce2">
            <text:p>242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249]*256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" table:formula="of:=[.A249]+1" table:style-name="ce2">
            <text:p>243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250]*256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" table:formula="of:=[.A250]+1" table:style-name="ce2">
            <text:p>244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251]*256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" table:formula="of:=[.A251]+1" table:style-name="ce2">
            <text:p>245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252]*256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" table:formula="of:=[.A252]+1" table:style-name="ce2">
            <text:p>246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253]*256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" table:formula="of:=[.A253]+1" table:style-name="ce2">
            <text:p>247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254]*256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" table:formula="of:=[.A254]+1" table:style-name="ce2">
            <text:p>248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255]*256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" table:formula="of:=[.A255]+1" table:style-name="ce2">
            <text:p>249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56]*256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" table:formula="of:=[.A256]+1" table:style-name="ce2">
            <text:p>250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57]*256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" table:formula="of:=[.A257]+1" table:style-name="ce2">
            <text:p>251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58]*256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" table:formula="of:=[.A258]+1" table:style-name="ce2">
            <text:p>252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59]*256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" table:formula="of:=[.A259]+1" table:style-name="ce2">
            <text:p>253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60]*256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" table:formula="of:=[.A260]+1" table:style-name="ce2">
            <text:p>254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61]*256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" table:formula="of:=[.A261]+1" table:style-name="ce2">
            <text:p>2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D;</text:p>
          </table:table-cell>
          <table:table-cell table:number-columns-repeated="1023" table:style-name="ce2"/>
          <table:table-cell table:number-columns-repeated="15360"/>
        </table:table-row>
        <table:table-row table:number-rows-repeated="9" table:style-name="ro1">
          <table:table-cell table:number-columns-repeated="1024" table:style-name="ce2"/>
          <table:table-cell table:number-columns-repeated="15360"/>
        </table:table-row>
        <table:table-row table:number-rows-repeated="768" table:style-name="ro1">
          <table:table-cell table:number-columns-repeated="16384"/>
        </table:table-row>
        <table:table-row table:number-rows-repeated="1047536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Niklas Laufkoetter</dc:creator>
    <meta:creation-date>2009-04-16T11:32:48Z</meta:creation-date>
    <dc:date>2021-06-30T07:36:10Z</dc:date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